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DejaVu Sans" svg:font-family="'DejaVu Sans'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Lucida Sans Unicode" svg:font-family="'Lucida Sans Unicode'" style:font-family-generic="roman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1698a4"/>
    </style:style>
    <style:style style:name="P3" style:family="paragraph" style:parent-style-name="Standard" style:list-style-name="L1">
      <style:text-properties officeooo:rsid="0020ad65" officeooo:paragraph-rsid="0020ad65"/>
    </style:style>
    <style:style style:name="P4" style:family="paragraph" style:parent-style-name="Standard" style:list-style-name="L1">
      <style:text-properties style:font-name="Courier 10 Pitch" officeooo:rsid="00227422" officeooo:paragraph-rsid="00227422"/>
    </style:style>
    <style:style style:name="P5" style:family="paragraph" style:parent-style-name="Standard" style:list-style-name="L1">
      <style:text-properties officeooo:rsid="002281ea" officeooo:paragraph-rsid="002281ea"/>
    </style:style>
    <style:style style:name="P6" style:family="paragraph" style:parent-style-name="Standard" style:list-style-name="L1">
      <style:text-properties officeooo:rsid="002a9f6a" officeooo:paragraph-rsid="002a9f6a"/>
    </style:style>
    <style:style style:name="P7" style:family="paragraph" style:parent-style-name="Standard" style:list-style-name="L1">
      <style:text-properties officeooo:rsid="002534a0" officeooo:paragraph-rsid="002534a0"/>
    </style:style>
    <style:style style:name="P8" style:family="paragraph" style:parent-style-name="Standard" style:list-style-name="L1">
      <style:text-properties officeooo:rsid="002cfa3c" officeooo:paragraph-rsid="002cfa3c"/>
    </style:style>
    <style:style style:name="P9" style:family="paragraph" style:parent-style-name="Standard" style:list-style-name="L1">
      <style:text-properties officeooo:rsid="0026017e" officeooo:paragraph-rsid="0026017e"/>
    </style:style>
    <style:style style:name="P10" style:family="paragraph" style:parent-style-name="Standard" style:list-style-name="L1">
      <style:text-properties officeooo:rsid="0010d96f" officeooo:paragraph-rsid="001698a4"/>
    </style:style>
    <style:style style:name="P11" style:family="paragraph" style:parent-style-name="Standard">
      <style:text-properties officeooo:rsid="0010d96f" officeooo:paragraph-rsid="000ccf37"/>
    </style:style>
    <style:style style:name="P12" style:family="paragraph" style:parent-style-name="Standard" style:list-style-name="L2">
      <style:text-properties fo:font-style="italic" officeooo:rsid="0029ca97" officeooo:paragraph-rsid="002fa15c" style:font-style-asian="italic" style:font-style-complex="italic"/>
    </style:style>
    <style:style style:name="P13" style:family="paragraph" style:parent-style-name="Standard" style:list-style-name="L2">
      <style:text-properties fo:font-style="italic" officeooo:rsid="002a6d32" officeooo:paragraph-rsid="002fa15c" style:font-style-asian="italic" style:font-style-complex="italic"/>
    </style:style>
    <style:style style:name="P14" style:family="paragraph" style:parent-style-name="Standard" style:list-style-name="L2">
      <style:text-properties fo:font-style="italic" officeooo:rsid="002f976e" officeooo:paragraph-rsid="002fa15c" style:font-style-asian="italic" style:font-style-complex="italic"/>
    </style:style>
    <style:style style:name="P15" style:family="paragraph" style:parent-style-name="Standard">
      <style:text-properties officeooo:rsid="0026da40" officeooo:paragraph-rsid="002fa15c"/>
    </style:style>
    <style:style style:name="P16" style:family="paragraph" style:parent-style-name="Heading_20_2">
      <style:text-properties officeooo:rsid="002fa15c" officeooo:paragraph-rsid="002fa15c"/>
    </style:style>
    <style:style style:name="T1" style:family="text">
      <style:text-properties officeooo:rsid="000a99e4"/>
    </style:style>
    <style:style style:name="T2" style:family="text">
      <style:text-properties officeooo:rsid="00203d2f"/>
    </style:style>
    <style:style style:name="T3" style:family="text">
      <style:text-properties officeooo:rsid="002394e6"/>
    </style:style>
    <style:style style:name="T4" style:family="text">
      <style:text-properties officeooo:rsid="0026017e"/>
    </style:style>
    <style:style style:name="T5" style:family="text">
      <style:text-properties officeooo:rsid="002605d4"/>
    </style:style>
    <style:style style:name="T6" style:family="text">
      <style:text-properties officeooo:rsid="0028a1ec"/>
    </style:style>
    <style:style style:name="T7" style:family="text">
      <style:text-properties officeooo:rsid="002a66dd"/>
    </style:style>
    <style:style style:name="T8" style:family="text">
      <style:text-properties officeooo:rsid="002adbbc"/>
    </style:style>
    <style:style style:name="T9" style:family="text">
      <style:text-properties officeooo:rsid="002bf44f"/>
    </style:style>
    <style:style style:name="T10" style:family="text">
      <style:text-properties officeooo:rsid="002f976e"/>
    </style:style>
    <style:style style:name="T11" style:family="text">
      <style:text-properties officeooo:rsid="0029ca97"/>
    </style:style>
    <style:style style:name="T12" style:family="text">
      <style:text-properties officeooo:rsid="002fa1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12">3</text:span> : <text:span text:style-name="T2">Document API et Search Lite</text:span></text:h>
      <text:p text:style-name="Standard"/>
      <text:h text:style-name="P16" text:outline-level="2">3.1 Document API</text:h>
      <text:list xml:id="list4263929248409714440" text:style-name="L1">
        <text:list-item>
          <text:p text:style-name="P1"><text:span text:style-name="T1">Démarrer un cluster ELS</text:span> </text:p>
        </text:list-item>
        <text:list-item>
          <text:p text:style-name="P3">Indexer les trois documents JS<text:span text:style-name="T7">O</text:span>N fournis par les commandes curl suivantes par exemple</text:p>
          <text:p text:style-name="P4">curl -XP<text:span text:style-name="T8">OS</text:span>T /blogs/entry/ --data-bina<text:span text:style-name="T4">r</text:span>y "<text:span text:style-name="T6">@</text:span>entry1.json"</text:p>
        </text:list-item>
        <text:list-item>
          <text:p text:style-name="P5">Noter les ids et récupérer le document par l'ID</text:p>
        </text:list-item>
        <text:list-item>
          <text:p text:style-name="P5">Mettre à jour 1 document <text:span text:style-name="T3">en ajoutant de nouveaux champs </text:span>et noter l'incrémentation de version :</text:p>
          <text:list>
            <text:list-item>
              <text:p text:style-name="P6">tags : Tableau</text:p>
            </text:list-item>
            <text:list-item>
              <text:p text:style-name="P6">views : Initialisé à 0</text:p>
            </text:list-item>
          </text:list>
        </text:list-item>
        <text:list-item>
          <text:p text:style-name="P7">Effectuer des mises à jour par script :</text:p>
          <text:list>
            <text:list-item>
              <text:p text:style-name="P6">incrémentation d’un champ numérique</text:p>
            </text:list-item>
            <text:list-item>
              <text:p text:style-name="P6">Ajout d’<text:span text:style-name="T9">un élément dans le tableau tags</text:span></text:p>
            </text:list-item>
            <text:list-item>
              <text:p text:style-name="P8">Supprimer le champ tags</text:p>
            </text:list-item>
          </text:list>
        </text:list-item>
        <text:list-item>
          <text:p text:style-name="P9">Supprimer l'index et effectuer les commandes d'indexation et de mises à jour précédente via l'API Bulk</text:p>
        </text:list-item>
      </text:list>
      <text:p text:style-name="P11"/>
      <text:h text:style-name="P16" text:outline-level="2">3.2 Search Lite</text:h>
      <text:p text:style-name="P15">Effectuer <text:span text:style-name="T11">l</text:span>es recherches <text:span text:style-name="T11">suivantes </text:span>en utilisant la query string <text:span text:style-name="T10">et en utilisant les paramètres suivants :</text:span></text:p>
      <text:list xml:id="list2004888501733961430" text:style-name="L2">
        <text:list-item>
          <text:p text:style-name="P13">s<text:span text:style-name="T10">ize, from</text:span></text:p>
        </text:list-item>
        <text:list-item>
          <text:p text:style-name="P14">q, df</text:p>
        </text:list-item>
        <text:list-item>
          <text:p text:style-name="P12">_<text:span text:style-name="T10">source</text:span></text:p>
        </text:list-item>
      </text:list>
      <text:list xml:id="list5602561165390" text:continue-list="list4263929248409714440" text:style-name="L1">
        <text:list-header>
          <text:p text:style-name="P10"/>
          <text:p text:style-name="P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DejaVu Sans" svg:font-family="'DejaVu Sans'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Lucida Sans Unicode" svg:font-family="'Lucida Sans Unicode'" style:font-family-generic="roman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bjet_20_avec_20_flèche" style:display-name="Objet avec flèch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avec_20_ombre" style:display-name="Objet avec ombr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sans_20_remplissage" style:display-name="Objet sans remplissag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sans_20_remplissage_20_et_20_sans_20_ligne" style:display-name="Objet sans remplissage et sans lign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Corps_20_de_20_texte_20_justifié" style:display-name="Corps de texte justifié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_20_principal1" style:display-name="Titre principal1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Liberation Sans" style:font-family-complex="'Liberation Sans'" style:font-family-generic-complex="system" style:font-pitch-complex="variable" style:font-size-complex="12pt"/>
    </style:style>
    <style:style style:name="Titre_20_principal2" style:display-name="Titre principal2" style:family="paragraph" style:default-outline-level="">
      <style:paragraph-properties fo:margin-left="0cm" fo:margin-right="0.199cm" fo:margin-top="0.101cm" fo:margin-bottom="0.101cm" loext:contextual-spacing="false" fo:text-align="center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36pt" style:font-name-asian="DejaVu Sans1" style:font-family-asian="'DejaVu Sans'" style:font-family-generic-asian="system" style:font-pitch-asian="variable" style:font-size-asian="36pt" style:font-name-complex="Liberation Sans" style:font-family-complex="'Liberation Sans'" style:font-family-generic-complex="system" style:font-pitch-complex="variable" style:font-size-complex="12pt"/>
    </style:style>
    <style:style style:name="Titre1" style:family="paragraph" style:default-outline-level="">
      <style:paragraph-properties fo:margin-top="0.42cm" fo:margin-bottom="0.2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Titre2" style:family="paragraph" style:default-outline-level="">
      <style:paragraph-properties fo:margin-top="0.42cm" fo:margin-bottom="0.2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fo:font-style="italic" fo:font-weight="bold" style:font-name-asian="DejaVu Sans1" style:font-family-asian="'DejaVu Sans'" style:font-family-generic-asian="system" style:font-pitch-asian="variable" style:font-size-asian="14pt" style:font-style-asian="italic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Ligne_20_de_20_cote" style:display-name="Ligne de co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cm" fo:margin-bottom="0.503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cm" fo:margin-bottom="0.4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cm" fo:margin-bottom="0.3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cm" fo:margin-bottom="0.203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1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.953cm" fo:margin-right="0cm" fo:margin-top="0cm" fo:margin-bottom="0.503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064cm" fo:margin-right="0cm" fo:margin-top="0cm" fo:margin-bottom="0.4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3.175cm" fo:margin-right="0cm" fo:margin-top="0cm" fo:margin-bottom="0.3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4.445cm" fo:margin-right="0cm" fo:margin-top="0cm" fo:margin-bottom="0.203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1_7e_LT_7e_Gliederung_20_1" style:display-name="Titre1~LT~Gliederung 1" style:family="paragraph" style:default-outline-level="">
      <style:paragraph-properties fo:margin-left="0.953cm" fo:margin-right="0cm" fo:margin-top="0.282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2.064cm" fo:margin-right="0cm" fo:margin-top="0.245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3.175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4.44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margin-left="0.953cm" fo:margin-right="0cm" fo:margin-top="0.282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cm" fo:margin-right="0cm" fo:margin-top="0cm" fo:margin-bottom="0.3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1_7e_LT_7e_Gliederung_20_1" style:display-name="Standard 1~LT~Gliederung 1" style:family="paragraph" style:default-outline-level="">
      <style:paragraph-properties fo:margin-left="0cm" fo:margin-right="0cm" fo:margin-top="0cm" fo:margin-bottom="0.54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 style:parent-style-name="Standard_20_1_7e_LT_7e_Gliederung_20_1" style:default-outline-level="">
      <style:paragraph-properties fo:margin-left="0cm" fo:margin-right="0cm" fo:margin-top="0cm" fo:margin-bottom="0.43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1_7e_LT_7e_Gliederung_20_3" style:display-name="Standard 1~LT~Gliederung 3" style:family="paragraph" style:parent-style-name="Standard_20_1_7e_LT_7e_Gliederung_20_2" style:default-outline-level="">
      <style:paragraph-properties fo:margin-left="0cm" fo:margin-right="0cm" fo:margin-top="0cm" fo:margin-bottom="0.33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1_7e_LT_7e_Gliederung_20_4" style:display-name="Standard 1~LT~Gliederung 4" style:family="paragraph" style:parent-style-name="Standard_20_1_7e_LT_7e_Gliederung_20_3" style:default-outline-level="">
      <style:paragraph-properties fo:margin-left="0cm" fo:margin-right="0cm" fo:margin-top="0cm" fo:margin-bottom="0.22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5" style:display-name="Standard 1~LT~Gliederung 5" style:family="paragraph" style:parent-style-name="Standard_20_1_7e_LT_7e_Gliederung_20_4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6" style:display-name="Standard 1~LT~Gliederung 6" style:family="paragraph" style:parent-style-name="Standard_20_1_7e_LT_7e_Gliederung_20_5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7" style:display-name="Standard 1~LT~Gliederung 7" style:family="paragraph" style:parent-style-name="Standard_20_1_7e_LT_7e_Gliederung_20_6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8" style:display-name="Standard 1~LT~Gliederung 8" style:family="paragraph" style:parent-style-name="Standard_20_1_7e_LT_7e_Gliederung_20_7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9" style:display-name="Standard 1~LT~Gliederung 9" style:family="paragraph" style:parent-style-name="Standard_20_1_7e_LT_7e_Gliederung_20_8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Titel" style:display-name="Standard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Notizen" style:display-name="Standard 1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Hintergrundobjekte" style:display-name="Standard 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1_7e_LT_7e_Hintergrund" style:display-name="Standard 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2_7e_LT_7e_Gliederung_20_1" style:display-name="Standard 2~LT~Gliederung 1" style:family="paragraph" style:default-outline-level="">
      <style:paragraph-properties fo:margin-left="0cm" fo:margin-right="0cm" fo:margin-top="0cm" fo:margin-bottom="0.5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 style:parent-style-name="Standard_20_2_7e_LT_7e_Gliederung_20_1" style:default-outline-level="">
      <style:paragraph-properties fo:margin-left="0cm" fo:margin-right="0cm" fo:margin-top="0cm" fo:margin-bottom="0.43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2_7e_LT_7e_Gliederung_20_3" style:display-name="Standard 2~LT~Gliederung 3" style:family="paragraph" style:parent-style-name="Standard_20_2_7e_LT_7e_Gliederung_20_2" style:default-outline-level="">
      <style:paragraph-properties fo:margin-left="0cm" fo:margin-right="0cm" fo:margin-top="0cm" fo:margin-bottom="0.3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2_7e_LT_7e_Gliederung_20_4" style:display-name="Standard 2~LT~Gliederung 4" style:family="paragraph" style:parent-style-name="Standard_20_2_7e_LT_7e_Gliederung_20_3" style:default-outline-level="">
      <style:paragraph-properties fo:margin-left="0cm" fo:margin-right="0cm" fo:margin-top="0cm" fo:margin-bottom="0.2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5" style:display-name="Standard 2~LT~Gliederung 5" style:family="paragraph" style:parent-style-name="Standard_20_2_7e_LT_7e_Gliederung_20_4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6" style:display-name="Standard 2~LT~Gliederung 6" style:family="paragraph" style:parent-style-name="Standard_20_2_7e_LT_7e_Gliederung_20_5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7" style:display-name="Standard 2~LT~Gliederung 7" style:family="paragraph" style:parent-style-name="Standard_20_2_7e_LT_7e_Gliederung_20_6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8" style:display-name="Standard 2~LT~Gliederung 8" style:family="paragraph" style:parent-style-name="Standard_20_2_7e_LT_7e_Gliederung_20_7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9" style:display-name="Standard 2~LT~Gliederung 9" style:family="paragraph" style:parent-style-name="Standard_20_2_7e_LT_7e_Gliederung_20_8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Titel" style:display-name="Standard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Notizen" style:display-name="Standard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9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Hintergrundobjekte" style:display-name="Standard 2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2_7e_LT_7e_Hintergrund" style:display-name="Standard 2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18-08-21T00:56:01.652286834</dc:date>
    <meta:editing-duration>PT4H55M44S</meta:editing-duration>
    <meta:editing-cycles>33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146" meta:character-count="786" meta:non-whitespace-character-count="676"/>
  </office:meta>
</office:document-meta>
</file>